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2pt" style:text-underline-style="none" fo:font-weight="normal" officeooo:rsid="0005bdab" officeooo:paragraph-rsid="0054889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style:text-underline-style="none" fo:font-weight="normal" officeooo:rsid="0005bdab" officeooo:paragraph-rsid="0025473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5bdab" officeooo:paragraph-rsid="0054889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5bdab" officeooo:paragraph-rsid="0025473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5bdab" officeooo:paragraph-rsid="0098546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5bdab" officeooo:paragraph-rsid="00857d3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6a55c" officeooo:paragraph-rsid="0056a55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6a55c" officeooo:paragraph-rsid="005ea97d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Calibri" fo:font-size="12pt" style:text-underline-style="none" fo:font-weight="normal" officeooo:rsid="005e741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e741a" officeooo:paragraph-rsid="005e741a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alibri" fo:font-size="12pt" style:text-underline-style="none" fo:font-weight="normal" officeooo:rsid="005e741a" officeooo:paragraph-rsid="009a475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ea97d" officeooo:paragraph-rsid="005ea97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paragraph-rsid="005747f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paragraph-rsid="00a1832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paragraph-rsid="00a519b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paragraph-rsid="00a710b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56a55c" officeooo:paragraph-rsid="0056a55c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2pt" fo:language="en" fo:country="IN" style:text-underline-style="none" fo:font-weight="normal" officeooo:rsid="0056a55c" officeooo:paragraph-rsid="0056a55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2pt" fo:language="en" fo:country="IN" style:text-underline-style="none" fo:font-weight="normal" officeooo:rsid="005e741a" officeooo:paragraph-rsid="009a475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2pt" fo:language="en" fo:country="IN" officeooo:paragraph-rsid="005ea97d" style:font-size-asian="12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Calibri" fo:font-size="12pt" style:text-underline-style="none" fo:font-weight="normal" officeooo:rsid="0005bdab" officeooo:paragraph-rsid="00857d3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747f4" officeooo:paragraph-rsid="005747f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ea97d" officeooo:paragraph-rsid="005ea97d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5747f4" officeooo:paragraph-rsid="005747f4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2pt" fo:language="en" fo:country="IN" style:text-underline-style="none" fo:font-weight="normal" officeooo:rsid="0056a55c" officeooo:paragraph-rsid="0056a55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2pt" fo:language="en" fo:country="IN" style:text-underline-style="none" fo:font-weight="normal" officeooo:rsid="0056a55c" officeooo:paragraph-rsid="00a87096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f8595" style:font-weight-asian="bold" style:font-weight-complex="bold"/>
    </style:style>
    <style:style style:name="T4" style:family="text">
      <style:text-properties officeooo:rsid="0054889d"/>
    </style:style>
    <style:style style:name="T5" style:family="text">
      <style:text-properties officeooo:rsid="005e741a"/>
    </style:style>
    <style:style style:name="T6" style:family="text">
      <style:text-properties officeooo:rsid="005ea97d"/>
    </style:style>
    <style:style style:name="T7" style:family="text">
      <style:text-properties officeooo:rsid="009a29d5"/>
    </style:style>
    <style:style style:name="T8" style:family="text">
      <style:text-properties officeooo:rsid="00a18324"/>
    </style:style>
    <style:style style:name="T9" style:family="text">
      <style:text-properties officeooo:rsid="00a39fdb"/>
    </style:style>
    <style:style style:name="T10" style:family="text">
      <style:text-properties officeooo:rsid="00a519b3"/>
    </style:style>
    <style:style style:name="T11" style:family="text">
      <style:text-properties officeooo:rsid="00a710b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N College of Engineering, Kalavakkam </text:p>
      <text:p text:style-name="P1">Department of Computer Science and Engineering </text:p>
      <text:p text:style-name="P1">III Semester - CSE 'A ',’B’ &amp; ‘C’ </text:p>
      <text:p text:style-name="P1">UCS 1312 Data Structures Lab Laboratory </text:p>
      <text:p text:style-name="P2"><text:s/></text:p>
      <text:p text:style-name="P3">Academic Year: 2019-2020 </text:p>
      <text:p text:style-name="P3">Batch: 2018-2022 </text:p>
      <text:p text:style-name="P3"/>
      <text:p text:style-name="P3">R<text:span text:style-name="T4">egister Number</text:span>: 185001104 </text:p>
      <text:p text:style-name="P3">N<text:span text:style-name="T4">ame</text:span>: Nivedhitha D</text:p>
      <text:p text:style-name="P3">C<text:span text:style-name="T4">lass</text:span>: CSE B</text:p>
      <text:p text:style-name="P2"><text:s/></text:p>
      <text:p text:style-name="P4"><text:span text:style-name="T2">Exercise 4:</text:span> Implementation of doubly linked list ADT </text:p>
      <text:p text:style-name="P4"><text:s/></text:p>
      <text:p text:style-name="P4">Create a doubly linked list to store set of student names </text:p>
      <text:p text:style-name="P4"><text:s/></text:p>
      <text:p text:style-name="P5">Perform the following operations using a menu driven program </text:p>
      <text:p text:style-name="P5">1. Insert student name in the front of the list</text:p>
      <text:p text:style-name="P5">2. Insert student name at the end of the list</text:p>
      <text:p text:style-name="P5">3. Insert a record after a given name in the list</text:p>
      <text:p text:style-name="P5">4. Search a given student in the list</text:p>
      <text:p text:style-name="P5">5. Delete a given student</text:p>
      <text:p text:style-name="P5">6. Display all student names</text:p>
      <text:p text:style-name="P5">7. Display the students in alphabetical order </text:p>
      <text:p text:style-name="P4"><text:s/></text:p>
      <text:p text:style-name="P4">Note: </text:p>
      <text:p text:style-name="P4"/>
      <text:p text:style-name="P6">3 files need to be maintained. <text:s text:c="2"/></text:p>
      <text:list xml:id="list850187578" text:style-name="L1">
        <text:list-item>
          <text:p text:style-name="P21">Structure and function definitions. <text:s text:c="2"/></text:p>
        </text:list-item>
        <text:list-item>
          <text:p text:style-name="P21">Function prototypes. <text:s/></text:p>
        </text:list-item>
        <text:list-item>
          <text:p text:style-name="P21">Application </text:p>
          <text:p text:style-name="P21"/>
        </text:list-item>
      </text:list>
      <text:p text:style-name="P7"><text:span text:style-name="T1">Program Name:</text:span><text:span text:style-name="T2"> <text:s/></text:span><text:span text:style-name="T5">adt_list_double</text:span></text:p>
      <text:p text:style-name="P17"/>
      <text:p text:style-name="P17">Source Code:</text:p>
      <text:p text:style-name="P7"/>
      <text:p text:style-name="P10"><text:span text:style-name="T2">FUNCTION DEFINITIONS</text:span> – functions.c</text:p>
      <text:p text:style-name="P10"/>
      <text:p text:style-name="P18">//HEADER FILES REQUIRED</text:p>
      <text:p text:style-name="P18">#include &lt;stdio.h&gt;</text:p>
      <text:p text:style-name="P18">#include &lt;stdlib.h&gt;</text:p>
      <text:p text:style-name="P18">#include &lt;string.h&gt;</text:p>
      <text:p text:style-name="P18"/>
      <text:p text:style-name="P18">//HEADER FILES REQUIRED FOR getch() DUE TO ABSENCE OF &lt;conio.h&gt; IN gcc COMPILER</text:p>
      <text:p text:style-name="P18">#include&lt;unistd.h&gt;</text:p>
      <text:p text:style-name="P18">#include&lt;termios.h&gt;</text:p>
      <text:p text:style-name="P18"/>
      <text:p text:style-name="P18">#define N 30</text:p>
      <text:p text:style-name="P18"/>
      <text:p text:style-name="P18"><text:soft-page-break/>//NODE STRUCTURE FOR DOUBLY LINKED LIST</text:p>
      <text:p text:style-name="P18">struct Node</text:p>
      <text:p text:style-name="P18">{</text:p>
      <text:p text:style-name="P18"><text:s text:c="4"/>char stu_name[N];</text:p>
      <text:p text:style-name="P18"><text:s text:c="4"/>struct Node *next;</text:p>
      <text:p text:style-name="P18"><text:s text:c="4"/>struct Node *prev;</text:p>
      <text:p text:style-name="P18">};</text:p>
      <text:p text:style-name="P18"/>
      <text:p text:style-name="P18">//FUNCTION TO IMPLEMENT getch() DUE TO THE ABSENCE OF &lt;conio.h&gt; IN gcc COMPILER</text:p>
      <text:p text:style-name="P18">char getch()</text:p>
      <text:p text:style-name="P18">{</text:p>
      <text:p text:style-name="P18"><text:s text:c="4"/>char buf=0;</text:p>
      <text:p text:style-name="P18"/>
      <text:p text:style-name="P18"><text:s text:c="4"/>struct termios old={0};</text:p>
      <text:p text:style-name="P18"/>
      <text:p text:style-name="P18"><text:s text:c="4"/>fflush(stdout);</text:p>
      <text:p text:style-name="P18"/>
      <text:p text:style-name="P18"><text:s text:c="4"/>if(tcgetattr(0, &amp;old)&lt;0)</text:p>
      <text:p text:style-name="P18"><text:s text:c="8"/>perror("tcsetattr()");</text:p>
      <text:p text:style-name="P18"/>
      <text:p text:style-name="P18"><text:s text:c="4"/>old.c_lflag&amp;=~ICANON;</text:p>
      <text:p text:style-name="P18"><text:s text:c="8"/>old.c_lflag&amp;=~ECHO;</text:p>
      <text:p text:style-name="P18"><text:s text:c="8"/>old.c_cc[VMIN]=1;</text:p>
      <text:p text:style-name="P18"><text:s text:c="8"/>old.c_cc[VTIME]=0;</text:p>
      <text:p text:style-name="P18"/>
      <text:p text:style-name="P18"><text:s text:c="4"/>if(tcsetattr(0, TCSANOW, &amp;old)&lt;0)</text:p>
      <text:p text:style-name="P18"><text:s text:c="8"/>perror("tcsetattr ICANON");</text:p>
      <text:p text:style-name="P18"/>
      <text:p text:style-name="P18"><text:s text:c="4"/>if(read(0,&amp;buf,1)&lt;0)</text:p>
      <text:p text:style-name="P18"><text:s text:c="8"/>perror("read()");</text:p>
      <text:p text:style-name="P18"/>
      <text:p text:style-name="P18"><text:s text:c="4"/>old.c_lflag|=ICANON;</text:p>
      <text:p text:style-name="P18"><text:s text:c="4"/>old.c_lflag|=ECHO;</text:p>
      <text:p text:style-name="P18"/>
      <text:p text:style-name="P18"><text:s text:c="4"/>if(tcsetattr(0, TCSADRAIN, &amp;old)&lt;0)</text:p>
      <text:p text:style-name="P18"><text:s text:c="8"/>perror ("tcsetattr ~ICANON");</text:p>
      <text:p text:style-name="P18"/>
      <text:p text:style-name="P18"><text:s text:c="4"/>return buf;</text:p>
      <text:p text:style-name="P18">}</text:p>
      <text:p text:style-name="P18"/>
      <text:p text:style-name="P18">//FUNCTION TO CREATE DOUBLY LINKED LIST</text:p>
      <text:p text:style-name="P18">struct Node* createList()</text:p>
      <text:p text:style-name="P18">{</text:p>
      <text:p text:style-name="P18"><text:tab/>struct Node* head, *tail;</text:p>
      <text:p text:style-name="P18"/>
      <text:p text:style-name="P18"><text:tab/>head = (struct Node*)malloc(sizeof(struct Node));</text:p>
      <text:p text:style-name="P18"><text:tab/>tail = (struct Node*)malloc(sizeof(struct Node));</text:p>
      <text:p text:style-name="P18"/>
      <text:p text:style-name="P18"><text:tab/>head-&gt;next = tail;</text:p>
      <text:p text:style-name="P18"><text:soft-page-break/><text:tab/>tail-&gt;prev = head;</text:p>
      <text:p text:style-name="P18"/>
      <text:p text:style-name="P18"><text:tab/>return head;</text:p>
      <text:p text:style-name="P18">}</text:p>
      <text:p text:style-name="P18"/>
      <text:p text:style-name="P18">//FUNCTION TO INSERT AT THE FRONT OF THE LIST</text:p>
      <text:p text:style-name="P18">void insertFront(struct Node *head, char name[])</text:p>
      <text:p text:style-name="P18">{</text:p>
      <text:p text:style-name="P18"><text:s text:c="4"/>struct Node *new_node = (struct Node*)malloc(sizeof(struct Node));</text:p>
      <text:p text:style-name="P18"/>
      <text:p text:style-name="P18"><text:s text:c="4"/>strcpy(new_node-&gt;stu_name, name);</text:p>
      <text:p text:style-name="P18"/>
      <text:p text:style-name="P18"><text:s text:c="4"/>new_node-&gt;next = head-&gt;next;</text:p>
      <text:p text:style-name="P18"><text:s text:c="4"/>new_node-&gt;prev = head;</text:p>
      <text:p text:style-name="P18"/>
      <text:p text:style-name="P18"><text:s text:c="4"/>head-&gt;next-&gt;prev = new_node;</text:p>
      <text:p text:style-name="P18"><text:s text:c="4"/>head-&gt;next = new_node;</text:p>
      <text:p text:style-name="P18">}</text:p>
      <text:p text:style-name="P18"/>
      <text:p text:style-name="P18">//FUNCTION TO INSERT NODE AFTER A GIVEN NODE</text:p>
      <text:p text:style-name="P18">void insertAfter(struct Node *head, char name[])</text:p>
      <text:p text:style-name="P18">{</text:p>
      <text:p text:style-name="P18"><text:tab/>struct Node *node = (struct Node*)malloc(sizeof(struct Node));</text:p>
      <text:p text:style-name="P18"><text:tab/>int flag = 0;</text:p>
      <text:p text:style-name="P18"><text:tab/>char sname[N];</text:p>
      <text:p text:style-name="P18"/>
      <text:p text:style-name="P18"><text:tab/>node = head;</text:p>
      <text:p text:style-name="P18"/>
      <text:p text:style-name="P18"><text:tab/>while(node != NULL)</text:p>
      <text:p text:style-name="P18"><text:tab/>{</text:p>
      <text:p text:style-name="P18"><text:tab/><text:tab/>if(strcmp(node-&gt;stu_name, name)==0)</text:p>
      <text:p text:style-name="P18"><text:tab/><text:tab/>{</text:p>
      <text:p text:style-name="P18"><text:tab/><text:tab/><text:tab/>flag=1;</text:p>
      <text:p text:style-name="P18"><text:tab/><text:tab/><text:tab/>break;</text:p>
      <text:p text:style-name="P18"><text:tab/><text:tab/>}</text:p>
      <text:p text:style-name="P18"/>
      <text:p text:style-name="P18"><text:tab/><text:tab/>else</text:p>
      <text:p text:style-name="P18"><text:tab/><text:tab/><text:tab/>node = node-&gt;next;</text:p>
      <text:p text:style-name="P18"/>
      <text:p text:style-name="P18"><text:tab/>}</text:p>
      <text:p text:style-name="P18"/>
      <text:p text:style-name="P18"><text:tab/>if(flag == 1)</text:p>
      <text:p text:style-name="P18"><text:tab/>{</text:p>
      <text:p text:style-name="P18"><text:tab/><text:tab/>struct Node *new_node = (struct Node*)malloc(sizeof(struct Node));</text:p>
      <text:p text:style-name="P18"/>
      <text:p text:style-name="P18"><text:tab/><text:tab/>printf("\n\n\t\tEnter Student Name: ");</text:p>
      <text:p text:style-name="P18"><text:tab/><text:tab/>scanf(" %[^\n]", sname);</text:p>
      <text:p text:style-name="P18"/>
      <text:p text:style-name="P18"><text:tab/> <text:s text:c="3"/>strcpy(new_node-&gt;stu_name, sname);</text:p>
      <text:p text:style-name="P18"><text:soft-page-break/></text:p>
      <text:p text:style-name="P18"><text:tab/> <text:s text:c="3"/>new_node-&gt;next = node-&gt;next;</text:p>
      <text:p text:style-name="P18"/>
      <text:p text:style-name="P18"><text:tab/> <text:s text:c="3"/>node-&gt;next = new_node;</text:p>
      <text:p text:style-name="P18"/>
      <text:p text:style-name="P18"><text:tab/> <text:s text:c="3"/>new_node-&gt;prev = node;</text:p>
      <text:p text:style-name="P18"/>
      <text:p text:style-name="P18"><text:tab/> <text:s text:c="3"/>if (new_node-&gt;next != NULL)</text:p>
      <text:p text:style-name="P18"><text:tab/> <text:s text:c="7"/>new_node-&gt;next-&gt;prev = new_node;</text:p>
      <text:p text:style-name="P18"><text:tab/>}</text:p>
      <text:p text:style-name="P18"/>
      <text:p text:style-name="P18"><text:tab/>else</text:p>
      <text:p text:style-name="P18"><text:tab/><text:tab/>printf("\n\n\t\tStudent Name NOT FOUND");</text:p>
      <text:p text:style-name="P18">}</text:p>
      <text:p text:style-name="P18"/>
      <text:p text:style-name="P18">//FUNCTION TO INSERT NODE AT THE END OF THE LIST</text:p>
      <text:p text:style-name="P18">void insertRear(struct Node *tail, char name[])</text:p>
      <text:p text:style-name="P18">{</text:p>
      <text:p text:style-name="P18"><text:s text:c="4"/>struct Node *new_node = (struct Node*)malloc(sizeof(struct Node));</text:p>
      <text:p text:style-name="P18"/>
      <text:p text:style-name="P18"><text:s text:c="4"/>strcpy(new_node-&gt;stu_name, name);</text:p>
      <text:p text:style-name="P18"/>
      <text:p text:style-name="P18"><text:s text:c="4"/>new_node-&gt;next = tail;</text:p>
      <text:p text:style-name="P18"><text:s text:c="4"/>new_node-&gt;prev = tail-&gt;prev;</text:p>
      <text:p text:style-name="P18"/>
      <text:p text:style-name="P18"><text:s text:c="4"/>tail-&gt;prev-&gt;next = new_node;</text:p>
      <text:p text:style-name="P18"><text:s text:c="4"/>tail-&gt;prev = new_node;</text:p>
      <text:p text:style-name="P18"/>
      <text:p text:style-name="P18">}</text:p>
      <text:p text:style-name="P18"/>
      <text:p text:style-name="P18"/>
      <text:p text:style-name="P18">//FUNCTION TO SEARCH FOR A NODE IN THE LIST</text:p>
      <text:p text:style-name="P18">void searchList(struct Node *head, char name[])</text:p>
      <text:p text:style-name="P18">{</text:p>
      <text:p text:style-name="P18"><text:tab/>struct Node *node = (struct Node*)malloc(sizeof(struct Node));</text:p>
      <text:p text:style-name="P18"><text:tab/>int flag=0, pos=1;</text:p>
      <text:p text:style-name="P18"/>
      <text:p text:style-name="P18"><text:tab/>node = head-&gt;next;</text:p>
      <text:p text:style-name="P18"/>
      <text:p text:style-name="P18"><text:tab/>while(node != NULL)</text:p>
      <text:p text:style-name="P18"><text:tab/>{</text:p>
      <text:p text:style-name="P18"><text:tab/><text:tab/>if(strcmp(node-&gt;stu_name, name)==0)</text:p>
      <text:p text:style-name="P18"><text:tab/><text:tab/>{</text:p>
      <text:p text:style-name="P18"><text:tab/><text:tab/><text:tab/>printf("\n\n\t\tStudent Name FOUND in List at position %d", pos);</text:p>
      <text:p text:style-name="P18"><text:tab/><text:tab/><text:tab/>flag=1;</text:p>
      <text:p text:style-name="P18"><text:tab/><text:tab/><text:tab/>break;</text:p>
      <text:p text:style-name="P18"><text:tab/><text:tab/>}</text:p>
      <text:p text:style-name="P18"/>
      <text:p text:style-name="P18"><text:tab/><text:tab/>else</text:p>
      <text:p text:style-name="P18"><text:soft-page-break/><text:tab/><text:tab/>{</text:p>
      <text:p text:style-name="P18"><text:tab/><text:tab/><text:tab/>pos++;</text:p>
      <text:p text:style-name="P18"><text:tab/><text:tab/><text:tab/>node = node-&gt;next;</text:p>
      <text:p text:style-name="P18"><text:tab/><text:tab/>}<text:tab/></text:p>
      <text:p text:style-name="P18"/>
      <text:p text:style-name="P18"><text:tab/>}</text:p>
      <text:p text:style-name="P18"/>
      <text:p text:style-name="P18"><text:tab/>if(flag == 0)</text:p>
      <text:p text:style-name="P18"><text:tab/><text:tab/>printf("\n\n\t\tStudent Name NOT FOUND in List");</text:p>
      <text:p text:style-name="P18">}</text:p>
      <text:p text:style-name="P18"/>
      <text:p text:style-name="P18">void deleteNode(struct Node *head, char name[])</text:p>
      <text:p text:style-name="P18">{</text:p>
      <text:p text:style-name="P18"><text:tab/>struct Node *node = (struct Node*)malloc(sizeof(struct Node));</text:p>
      <text:p text:style-name="P18"><text:tab/>int flag = 0;</text:p>
      <text:p text:style-name="P18"/>
      <text:p text:style-name="P18"><text:tab/>node = head;</text:p>
      <text:p text:style-name="P18"/>
      <text:p text:style-name="P18"><text:tab/>while(node != NULL)</text:p>
      <text:p text:style-name="P18"><text:tab/>{</text:p>
      <text:p text:style-name="P18"><text:tab/><text:tab/>if(strcmp(node-&gt;stu_name, name)==0)</text:p>
      <text:p text:style-name="P18"><text:tab/><text:tab/>{</text:p>
      <text:p text:style-name="P18"><text:tab/><text:tab/><text:tab/>flag=1;</text:p>
      <text:p text:style-name="P18"><text:tab/><text:tab/><text:tab/>break;</text:p>
      <text:p text:style-name="P18"><text:tab/><text:tab/>}</text:p>
      <text:p text:style-name="P18"/>
      <text:p text:style-name="P18"><text:tab/><text:tab/>else</text:p>
      <text:p text:style-name="P18"><text:tab/><text:tab/><text:tab/>node = node-&gt;next;</text:p>
      <text:p text:style-name="P18"/>
      <text:p text:style-name="P18"><text:tab/>}</text:p>
      <text:p text:style-name="P18"/>
      <text:p text:style-name="P18"><text:tab/>if(flag == 1)</text:p>
      <text:p text:style-name="P18"><text:tab/>{</text:p>
      <text:p text:style-name="P18"><text:tab/><text:tab/>if (head == NULL || node == NULL)</text:p>
      <text:p text:style-name="P18"><text:tab/><text:tab/> <text:s text:c="7"/>return;</text:p>
      <text:p text:style-name="P18"/>
      <text:p text:style-name="P18"><text:tab/><text:tab/>if (head == node)</text:p>
      <text:p text:style-name="P18"><text:tab/><text:tab/> <text:s text:c="7"/>head = node-&gt;next;</text:p>
      <text:p text:style-name="P18"/>
      <text:p text:style-name="P18"><text:tab/> <text:s text:c="3"/>if (node-&gt;next != NULL)</text:p>
      <text:p text:style-name="P18"><text:tab/><text:tab/> <text:s text:c="7"/>node-&gt;next-&gt;prev = node-&gt;prev;</text:p>
      <text:p text:style-name="P18"/>
      <text:p text:style-name="P18"><text:tab/><text:tab/>if (node-&gt;prev != NULL)</text:p>
      <text:p text:style-name="P18"><text:tab/><text:tab/> <text:s text:c="7"/>node-&gt;prev-&gt;next = node-&gt;next;</text:p>
      <text:p text:style-name="P18"/>
      <text:p text:style-name="P18"><text:tab/><text:tab/>free(node);</text:p>
      <text:p text:style-name="P18"><text:tab/>}</text:p>
      <text:p text:style-name="P18"/>
      <text:p text:style-name="P18"><text:tab/>else</text:p>
      <text:p text:style-name="P18"><text:soft-page-break/><text:tab/><text:tab/>printf("\n\n\t\tStudent Name NOT FOUND");</text:p>
      <text:p text:style-name="P18"/>
      <text:p text:style-name="P18">}</text:p>
      <text:p text:style-name="P18"/>
      <text:p text:style-name="P18">// FUNCTION TO SORT LIST</text:p>
      <text:p text:style-name="P18">void sortList(struct Node *h, struct Node *t)</text:p>
      <text:p text:style-name="P18">{</text:p>
      <text:p text:style-name="P18">int i=0,j,s=0;</text:p>
      <text:p text:style-name="P18">char names[20][30];</text:p>
      <text:p text:style-name="P18">char tname[30];</text:p>
      <text:p text:style-name="P18"/>
      <text:p text:style-name="P18">struct Node *temp = (struct Node*)malloc(sizeof(struct Node));</text:p>
      <text:p text:style-name="P18"><text:s text:c="4"/></text:p>
      <text:p text:style-name="P18"><text:s text:c="4"/>temp = h;</text:p>
      <text:p text:style-name="P18"/>
      <text:p text:style-name="P18"><text:s text:c="4"/>while (temp != NULL)</text:p>
      <text:p text:style-name="P18"><text:s text:c="4"/>{</text:p>
      <text:p text:style-name="P18"><text:tab/><text:tab/>strcpy(names[s],temp-&gt;stu_name);</text:p>
      <text:p text:style-name="P18"><text:tab/><text:tab/>++s;</text:p>
      <text:p text:style-name="P18"><text:s text:c="8"/>temp = temp-&gt;next;</text:p>
      <text:p text:style-name="P18"><text:s text:c="4"/>}</text:p>
      <text:p text:style-name="P18"/>
      <text:p text:style-name="P18"/>
      <text:p text:style-name="P18">for(i=0;i&lt;s;i++)</text:p>
      <text:p text:style-name="P18"><text:s text:c="6"/>for(j=0;j&lt;s;j++){</text:p>
      <text:p text:style-name="P18"><text:s text:c="9"/>if(strcmp(names[i],names[j])&lt;0){</text:p>
      <text:p text:style-name="P18"><text:s text:c="12"/>strcpy(tname,names[i]);</text:p>
      <text:p text:style-name="P18"><text:s text:c="12"/>strcpy(names[i],names[j]);</text:p>
      <text:p text:style-name="P18"><text:s text:c="12"/>strcpy(names[j],tname);</text:p>
      <text:p text:style-name="P18"><text:s text:c="9"/>}</text:p>
      <text:p text:style-name="P18"><text:s text:c="6"/>}</text:p>
      <text:p text:style-name="P18"><text:tab/>printf("\n\t\tAFTER SORT: ");</text:p>
      <text:p text:style-name="P18"/>
      <text:p text:style-name="P18"><text:s text:c="6"/>for(i=0;i&lt;s;i++)</text:p>
      <text:p text:style-name="P18"><text:s text:c="6"/>{</text:p>
      <text:p text:style-name="P18"><text:s text:c="6"/>printf("%s ",names[i]);</text:p>
      <text:p text:style-name="P18"/>
      <text:p text:style-name="P18"><text:s text:c="6"/>}</text:p>
      <text:p text:style-name="P18"/>
      <text:p text:style-name="P18"><text:s text:c="6"/>printf("\n");</text:p>
      <text:p text:style-name="P18"/>
      <text:p text:style-name="P18">}</text:p>
      <text:p text:style-name="P18"/>
      <text:p text:style-name="P18">//FUNCTION TO PRINT NODES OF THE LIST STARTING FORM THE GIVEN NODE</text:p>
      <text:p text:style-name="P18">void printList(struct Node *head, struct Node *tail)</text:p>
      <text:p text:style-name="P18">{</text:p>
      <text:p text:style-name="P18"><text:s text:c="4"/>struct Node *node = (struct Node*)malloc(sizeof(struct Node));</text:p>
      <text:p text:style-name="P18"><text:s text:c="4"/></text:p>
      <text:p text:style-name="P18"><text:s text:c="4"/>node = head;</text:p>
      <text:p text:style-name="P18"><text:soft-page-break/></text:p>
      <text:p text:style-name="P18"><text:s text:c="4"/>printf("\n\n\t\tFROM FRONT: ");</text:p>
      <text:p text:style-name="P18"><text:s text:c="4"/>while (node != NULL)</text:p>
      <text:p text:style-name="P18"><text:s text:c="4"/>{</text:p>
      <text:p text:style-name="P18"><text:tab/><text:tab/>printf("%s ", node-&gt;stu_name);</text:p>
      <text:p text:style-name="P18"><text:s text:c="8"/>node = node-&gt;next;</text:p>
      <text:p text:style-name="P18"><text:s text:c="4"/>}</text:p>
      <text:p text:style-name="P18"/>
      <text:p text:style-name="P18"><text:s text:c="4"/>printf("\n");</text:p>
      <text:p text:style-name="P18">}</text:p>
      <text:p text:style-name="P18"/>
      <text:p text:style-name="P18">//MENU FOR LIST OPERATIONS</text:p>
      <text:p text:style-name="P18">void menu_display()</text:p>
      <text:p text:style-name="P18">{</text:p>
      <text:p text:style-name="P18"><text:s text:c="4"/>printf("\n\n\t\t+-------------------------------+\n");</text:p>
      <text:p text:style-name="P18"><text:s text:c="4"/>printf("\t\t MENU FOR DOUBLY LINKED LIST\n");</text:p>
      <text:p text:style-name="P18"><text:s text:c="4"/>printf("\t\t+-------------------------------+\n\n");</text:p>
      <text:p text:style-name="P18"><text:s text:c="4"/>printf("\n\n\t\t1. INSERT Student Name at the FRONT of the list");</text:p>
      <text:p text:style-name="P18"><text:s text:c="4"/>printf("\n\n\t\t2. INSERT Student Name at the END of the list");</text:p>
      <text:p text:style-name="P18"><text:s text:c="4"/>printf("\n\n\t\t3. INSERT Student Name AFTER the given Student Name");</text:p>
      <text:p text:style-name="P18"><text:s text:c="4"/>printf("\n\n\t\t4. SEARCH the given Student Name in the list");</text:p>
      <text:p text:style-name="P18"><text:s text:c="4"/>printf("\n\n\t\t5. DELETE the given Student Name from the list");</text:p>
      <text:p text:style-name="P18"><text:s text:c="4"/>printf("\n\n\t\t6. DISPLAY ALL Student Names");</text:p>
      <text:p text:style-name="P18"><text:s text:c="4"/>printf("\n\n\t\t7. DISPLAY ALL Student Names in ALPHABETICAL Order");</text:p>
      <text:p text:style-name="P18"><text:s text:c="4"/>printf("\n\n\t\t8. EXIT\n\n");</text:p>
      <text:p text:style-name="P18"/>
      <text:p text:style-name="P18">}</text:p>
      <text:p text:style-name="P18"/>
      <text:p text:style-name="P18"/>
      <text:p text:style-name="P7"/>
      <text:p text:style-name="P10"><text:span text:style-name="T2">FUNCTION PROTOTYPES</text:span> – <text:span text:style-name="T6">functions.h</text:span></text:p>
      <text:p text:style-name="P10"/>
      <text:p text:style-name="P9">//HEADER FILES REQUIRED</text:p>
      <text:p text:style-name="P9">#include &lt;stdio.h&gt;</text:p>
      <text:p text:style-name="P9">#include &lt;stdlib.h&gt;</text:p>
      <text:p text:style-name="P9">#include &lt;string.h&gt;</text:p>
      <text:p text:style-name="P9"/>
      <text:p text:style-name="P9">//HEADER FILES REQUIRED FOR getch() DUE TO ABSENCE OF &lt;conio.h&gt; IN gcc COMPILER</text:p>
      <text:p text:style-name="P9">#include&lt;unistd.h&gt;</text:p>
      <text:p text:style-name="P9">#include&lt;termios.h&gt;</text:p>
      <text:p text:style-name="P9"/>
      <text:p text:style-name="P9">#define N 30</text:p>
      <text:p text:style-name="P9"/>
      <text:p text:style-name="P9">//FUNCTION TO IMPLEMENT getch() DUE TO THE ABSENCE OF &lt;conio.h&gt; IN gcc COMPILER</text:p>
      <text:p text:style-name="P9">char getch();</text:p>
      <text:p text:style-name="P9"/>
      <text:p text:style-name="P9">//FUNCTION TO INSERT AT THE FRONT OF THE LIST</text:p>
      <text:p text:style-name="P9">void insertFront(struct Node *head, char name[]);</text:p>
      <text:p text:style-name="P9"/>
      <text:p text:style-name="P9"><text:soft-page-break/>//FUNCTION TO INSERT NODE AFTER A GIVEN NODE</text:p>
      <text:p text:style-name="P9">void insertAfter(struct Node *head, char name[]); </text:p>
      <text:p text:style-name="P9"/>
      <text:p text:style-name="P9">//FUNCTION TO INSERT NODE AT THE END OF THE LIST</text:p>
      <text:p text:style-name="P9">void insertRear(struct Node *head, char name[]);</text:p>
      <text:p text:style-name="P11"/>
      <text:p text:style-name="P11">//<text:span text:style-name="T7">FUNCTION TO SEARCH NODE</text:span></text:p>
      <text:p text:style-name="P9">void searchList(struct Node *head, char name[]);</text:p>
      <text:p text:style-name="P9"/>
      <text:p text:style-name="P9">//<text:span text:style-name="T7">FUNCTION TO DELETE NODE</text:span></text:p>
      <text:p text:style-name="P9">void deleteNode(struct Node *head, char name[]);</text:p>
      <text:p text:style-name="P9"/>
      <text:p text:style-name="P9">//FUNCTION TO INSERT NODE WHILE SORTING</text:p>
      <text:p text:style-name="P9">void sortedInsert(struct Node *head, struct Node *newNode);</text:p>
      <text:p text:style-name="P9"/>
      <text:p text:style-name="P9">//FUNCTION TO SORT DOUBLY LINKED LIST</text:p>
      <text:p text:style-name="P9">struct Node* sortList(struct Node *head);</text:p>
      <text:p text:style-name="P9"/>
      <text:p text:style-name="P9">//FUNCTION TO PRINT NODES OF THE LIST STARTING FORM THE GIVEN NODE</text:p>
      <text:p text:style-name="P9">void printList(struct Node *head);</text:p>
      <text:p text:style-name="P9"/>
      <text:p text:style-name="P9">//MENU FOR LIST OPERATIONS</text:p>
      <text:p text:style-name="P9">void menu_display();</text:p>
      <text:p text:style-name="P9"/>
      <text:p text:style-name="P12"><text:span text:style-name="T2">MAIN </text:span><text:span text:style-name="T3">APPLICATION</text:span> – main.c</text:p>
      <text:p text:style-name="P12"/>
      <text:p text:style-name="P26">//DRIVER PROGRAM</text:p>
      <text:p text:style-name="P26">int main()</text:p>
      <text:p text:style-name="P26">{</text:p>
      <text:p text:style-name="P26"><text:s text:c="4"/>struct Node *head = NULL, *tail=NULL, *sortedh = NULL, *sortedt = NULL;</text:p>
      <text:p text:style-name="P26"/>
      <text:p text:style-name="P26"><text:s text:c="4"/>head = createList();</text:p>
      <text:p text:style-name="P26"><text:s text:c="4"/>tail = head-&gt;next;</text:p>
      <text:p text:style-name="P26"/>
      <text:p text:style-name="P26"><text:tab/>int choice;</text:p>
      <text:p text:style-name="P26"><text:tab/>char name[N];</text:p>
      <text:p text:style-name="P26"/>
      <text:p text:style-name="P26"><text:tab/>do</text:p>
      <text:p text:style-name="P26"><text:tab/><text:tab/>{</text:p>
      <text:p text:style-name="P26"><text:tab/><text:tab/><text:tab/>system("clear");</text:p>
      <text:p text:style-name="P26"/>
      <text:p text:style-name="P26"><text:tab/><text:tab/><text:tab/>menu_display();</text:p>
      <text:p text:style-name="P26"/>
      <text:p text:style-name="P26"><text:tab/><text:tab/><text:tab/>printf("\n\n\t\tEnter choice: ");</text:p>
      <text:p text:style-name="P26"><text:tab/><text:tab/><text:tab/>scanf("%d", &amp;choice);</text:p>
      <text:p text:style-name="P26"/>
      <text:p text:style-name="P26"><text:tab/><text:tab/><text:tab/>switch(choice)</text:p>
      <text:p text:style-name="P26"><text:tab/><text:tab/><text:tab/>{</text:p>
      <text:p text:style-name="P26"><text:tab/><text:tab/><text:tab/><text:tab/>case 1: printf("\n\n\t\tEnter Student Name: ");</text:p>
      <text:p text:style-name="P26"><text:soft-page-break/><text:tab/><text:tab/><text:tab/><text:tab/><text:tab/><text:tab/>scanf(" %[^\n]", name);</text:p>
      <text:p text:style-name="P26"><text:tab/><text:tab/><text:tab/><text:tab/><text:tab/><text:tab/>insertFront(head, name);</text:p>
      <text:p text:style-name="P26"><text:tab/><text:tab/><text:tab/><text:tab/><text:tab/><text:tab/>getch();</text:p>
      <text:p text:style-name="P26"><text:tab/><text:tab/><text:tab/><text:tab/><text:tab/><text:tab/>break;</text:p>
      <text:p text:style-name="P26"/>
      <text:p text:style-name="P26"><text:tab/><text:tab/><text:tab/><text:tab/>case 2:<text:tab/>printf("\n\n\t\tEnter Student Name: ");</text:p>
      <text:p text:style-name="P26"><text:tab/><text:tab/><text:tab/><text:tab/><text:tab/><text:tab/>scanf(" %[^\n]", name);</text:p>
      <text:p text:style-name="P26"><text:tab/><text:tab/><text:tab/><text:tab/><text:tab/><text:tab/>insertRear(tail, name);</text:p>
      <text:p text:style-name="P26"><text:tab/><text:tab/><text:tab/><text:tab/><text:tab/><text:tab/>getch();</text:p>
      <text:p text:style-name="P26"><text:tab/><text:tab/><text:tab/><text:tab/><text:tab/><text:tab/>break;</text:p>
      <text:p text:style-name="P26"/>
      <text:p text:style-name="P26"><text:tab/><text:tab/><text:tab/><text:tab/>case 3:<text:tab/>printf("\n\n\t\tEnter Student Name after which new Student is to be inserted: ");</text:p>
      <text:p text:style-name="P26"><text:tab/><text:tab/><text:tab/><text:tab/><text:tab/><text:tab/>scanf(" %[^\n]", name);</text:p>
      <text:p text:style-name="P26"><text:tab/><text:tab/><text:tab/><text:tab/><text:tab/><text:tab/>insertAfter(head, name);</text:p>
      <text:p text:style-name="P26"><text:tab/><text:tab/><text:tab/><text:tab/><text:tab/><text:tab/>getch();</text:p>
      <text:p text:style-name="P26"><text:tab/><text:tab/><text:tab/><text:tab/><text:tab/><text:tab/>break;</text:p>
      <text:p text:style-name="P26"/>
      <text:p text:style-name="P26"><text:tab/><text:tab/><text:tab/><text:tab/>case 4: printf("\n\n\t\tEnter Student Name to be searched: ");</text:p>
      <text:p text:style-name="P26"><text:tab/><text:tab/><text:tab/><text:tab/><text:tab/><text:tab/>scanf(" %[^\n]", name);</text:p>
      <text:p text:style-name="P26"><text:tab/><text:tab/><text:tab/><text:tab/><text:tab/><text:tab/>searchList(head, name);</text:p>
      <text:p text:style-name="P26"><text:tab/><text:tab/><text:tab/><text:tab/><text:tab/><text:tab/>getch();</text:p>
      <text:p text:style-name="P26"><text:tab/><text:tab/><text:tab/><text:tab/><text:tab/><text:tab/>break;</text:p>
      <text:p text:style-name="P26"/>
      <text:p text:style-name="P26"><text:tab/><text:tab/><text:tab/><text:tab/>case 5:<text:tab/>printf("\n\n\t\tEnter Student Name to be deleted: ");</text:p>
      <text:p text:style-name="P26"><text:tab/><text:tab/><text:tab/><text:tab/><text:tab/><text:tab/>scanf(" %[^\n]", name);</text:p>
      <text:p text:style-name="P26"><text:tab/><text:tab/><text:tab/><text:tab/><text:tab/><text:tab/>deleteNode(head, name);</text:p>
      <text:p text:style-name="P26"><text:tab/><text:tab/><text:tab/><text:tab/><text:tab/><text:tab/>getch();</text:p>
      <text:p text:style-name="P26"><text:tab/><text:tab/><text:tab/><text:tab/><text:tab/><text:tab/>break;</text:p>
      <text:p text:style-name="P26"/>
      <text:p text:style-name="P26"><text:tab/><text:tab/><text:tab/><text:tab/>case 6:<text:tab/>printList(head, tail);</text:p>
      <text:p text:style-name="P26"><text:tab/><text:tab/><text:tab/><text:tab/><text:tab/><text:tab/>getch();</text:p>
      <text:p text:style-name="P26"><text:tab/><text:tab/><text:tab/><text:tab/><text:tab/><text:tab/>break;</text:p>
      <text:p text:style-name="P26"/>
      <text:p text:style-name="P26"><text:tab/><text:tab/><text:tab/><text:tab/>case 7:<text:tab/>sortList(head, tail);</text:p>
      <text:p text:style-name="P26"><text:tab/><text:tab/><text:tab/><text:tab/><text:tab/><text:tab/>printList(head, tail);</text:p>
      <text:p text:style-name="P26"><text:tab/><text:tab/><text:tab/><text:tab/><text:tab/><text:tab/>getch();</text:p>
      <text:p text:style-name="P26"><text:tab/><text:tab/><text:tab/><text:tab/><text:tab/><text:tab/>break;</text:p>
      <text:p text:style-name="P26"/>
      <text:p text:style-name="P26"><text:tab/><text:tab/><text:tab/><text:tab/>case 8: free(head);</text:p>
      <text:p text:style-name="P26"><text:tab/><text:tab/><text:tab/><text:tab/><text:tab/><text:tab/>free(tail);</text:p>
      <text:p text:style-name="P26"><text:tab/><text:tab/><text:tab/><text:tab/><text:tab/><text:tab/>free(sortedh);</text:p>
      <text:p text:style-name="P26"><text:tab/><text:tab/><text:tab/><text:tab/><text:tab/><text:tab/>free(sortedt);</text:p>
      <text:p text:style-name="P26"><text:tab/><text:tab/><text:tab/><text:tab/><text:tab/><text:tab/>system("clear");</text:p>
      <text:p text:style-name="P26"><text:tab/><text:tab/><text:tab/><text:tab/><text:tab/><text:tab/>return 0;</text:p>
      <text:p text:style-name="P26"><text:tab/><text:tab/><text:tab/><text:tab/><text:tab/><text:tab/>break;</text:p>
      <text:p text:style-name="P26"/>
      <text:p text:style-name="P26"><text:tab/><text:tab/><text:tab/><text:tab/>default: printf("INVALID choice!! Re-enter Valid Choice");</text:p>
      <text:p text:style-name="P26"><text:tab/><text:tab/><text:tab/>}</text:p>
      <text:p text:style-name="P26"><text:soft-page-break/></text:p>
      <text:p text:style-name="P26"><text:tab/><text:tab/>}while(choice!=8);</text:p>
      <text:p text:style-name="P26"/>
      <text:p text:style-name="P26">}</text:p>
      <text:p text:style-name="P8"/>
      <text:p text:style-name="P24">Output:</text:p>
      <text:p text:style-name="P24"/>
      <text:p text:style-name="P22">+-------------------------------+ <text:s text:c="178"/>MENU FOR DOUBLY LINKED LIST <text:s text:c="182"/>+-------------------------------+ <text:s text:c="810"/>1. INSERT Student Name at the FRONT of the list <text:s text:c="374"/>2. INSERT Student Name at the END of the list <text:s text:c="376"/>3. INSERT Student Name AFTER the given Student Name <text:s text:c="370"/>4. SEARCH the given Student Name in the list <text:s text:c="377"/>5. DELETE the given Student Name from the list <text:s text:c="375"/>6. DISPLAY ALL Student Names <text:s text:c="393"/>7. DISPLAY ALL Student Names in ALPHABETICAL Order <text:s text:c="371"/>8. EXIT <text:s text:c="836"/>Enter choice: 1 <text:s text:c="617"/>Enter Student Name: nive </text:p>
      <text:p text:style-name="P13"/>
      <text:p text:style-name="P13">+-------------------------------+ <text:s text:c="178"/>MENU FOR DOUBLY LINKED LIST <text:s text:c="182"/>+-------------------------------+ <text:s text:c="810"/>1. INSERT Student Name at the FRONT of the list <text:s text:c="374"/>2. INSERT Student Name at the END of the list <text:s text:c="376"/>3. INSERT Student Name AFTER the given Student Name <text:s text:c="370"/>4. SEARCH the given Student Name in the list <text:s text:c="377"/>5. DELETE the given Student Name from the list <text:s text:c="375"/>6. DISPLAY ALL Student Names <text:s text:c="393"/>7. DISPLAY ALL Student Names in ALPHABETICAL Order <text:s text:c="371"/>8. EXIT <text:s text:c="836"/>Enter choice: 2 <text:s text:c="617"/>Enter Student Name: abi </text:p>
      <text:p text:style-name="P13"/>
      <text:p text:style-name="P13">+-------------------------------+ <text:s text:c="178"/>MENU FOR DOUBLY LINKED LIST <text:s text:c="182"/>+-------------------------------+ <text:s text:c="810"/>1. INSERT Student Name at the FRONT of the list <text:s text:c="374"/>2. INSERT Student Name at the END of the list <text:s text:c="376"/>3. INSERT Student Name AFTER the given Student Name <text:s text:c="370"/>4. SEARCH the given Student Name in the list <text:s text:c="377"/>5. DELETE the given Student Name from the list <text:s text:c="375"/>6. DISPLAY ALL Student Names <text:s text:c="393"/>7. DISPLAY ALL Student Names in ALPHABETICAL Order <text:s text:c="371"/>8. EXIT <text:s text:c="836"/>Enter choice: 6 <text:s text:c="617"/>FROM FRONT: nive abi <text:s text:c="394"/>FROM REAR: abi nive </text:p>
      <text:p text:style-name="P13"><text:soft-page-break/></text:p>
      <text:p text:style-name="P14">+-------------------------------+ <text:s text:c="178"/>MENU FOR DOUBLY LINKED LIST <text:s text:c="182"/>+-------------------------------+ <text:s text:c="810"/>1. INSERT Student Name at the FRONT of the list <text:s text:c="374"/>2. INSERT Student Name at the END of the list <text:s text:c="376"/>3. INSERT Student Name AFTER the given Student Name <text:s text:c="370"/>4. SEARCH the given Student Name in the list <text:s text:c="377"/>5. DELETE the given Student Name from the list <text:s text:c="375"/>6. DISPLAY ALL Student Names <text:s text:c="393"/>7. DISPLAY ALL Student Names in ALPHABETICAL Order <text:s text:c="371"/>8. EXIT <text:s text:c="836"/>Enter choice: <text:span text:style-name="T8">3</text:span> <text:s text:c="24"/></text:p>
      <text:p text:style-name="P14">Enter Student Name after which new Student is to be inserted: abi </text:p>
      <text:p text:style-name="P14">Enter Student Name: abi </text:p>
      <text:p text:style-name="P14"/>
      <text:p text:style-name="P14">+-------------------------------+ <text:s text:c="178"/>MENU FOR DOUBLY LINKED LIST <text:s text:c="182"/>+-------------------------------+ <text:s text:c="810"/>1. INSERT Student Name at the FRONT of the list <text:s text:c="374"/>2. INSERT Student Name at the END of the list <text:s text:c="376"/>3. INSERT Student Name AFTER the given Student Name <text:s text:c="370"/>4. SEARCH the given Student Name in the list <text:s text:c="377"/>5. DELETE the given Student Name from the list <text:s text:c="375"/>6. DISPLAY ALL Student Names <text:s text:c="393"/>7. DISPLAY ALL Student Names in ALPHABETICAL Order <text:s text:c="371"/>8. EXIT <text:s text:c="836"/>Enter choice: 6 <text:s text:c="617"/>FROM FRONT: nive abi <text:span text:style-name="T8">qwerty</text:span> <text:s text:c="389"/>FROM REAR: <text:span text:style-name="T8">qwerty </text:span>abi nive </text:p>
      <text:p text:style-name="P14"/>
      <text:p text:style-name="P14">+-------------------------------+ <text:s text:c="178"/>MENU FOR DOUBLY LINKED LIST <text:s text:c="182"/>+-------------------------------+ <text:s text:c="810"/>1. INSERT Student Name at the FRONT of the list <text:s text:c="374"/>2. INSERT Student Name at the END of the list <text:s text:c="376"/>3. INSERT Student Name AFTER the given Student Name <text:s text:c="370"/>4. SEARCH the given Student Name in the list <text:s text:c="377"/>5. DELETE the given Student Name from the list <text:s text:c="375"/>6. DISPLAY ALL Student Names <text:s text:c="393"/>7. DISPLAY ALL Student Names in ALPHABETICAL Order <text:s text:c="371"/>8. EXIT <text:s text:c="836"/>Enter choice: 4 <text:s text:c="617"/>Enter Student Name to be searched: abi <text:s text:c="594"/>Student Name FOUND in List</text:p>
      <text:p text:style-name="P14"/>
      <text:p text:style-name="P14">+-------------------------------+ <text:s text:c="178"/>MENU FOR DOUBLY LINKED LIST <text:s text:c="182"/>+-------------------------------+ <text:s text:c="810"/><text:soft-page-break/>1. INSERT Student Name at the FRONT of the list <text:s text:c="374"/>2. INSERT Student Name at the END of the list <text:s text:c="376"/>3. INSERT Student Name AFTER the given Student Name <text:s text:c="370"/>4. SEARCH the given Student Name in the list <text:s text:c="377"/>5. DELETE the given Student Name from the list <text:s text:c="375"/>6. DISPLAY ALL Student Names <text:s text:c="393"/>7. DISPLAY ALL Student Names in ALPHABETICAL Order <text:s text:c="371"/>8. EXIT <text:s text:c="836"/>Enter choice: 4 <text:s text:c="617"/>Enter Student Name to be searched: <text:span text:style-name="T8">janice</text:span> <text:s text:c="591"/>Student Name <text:span text:style-name="T8">NOT </text:span>FOUND in List</text:p>
      <text:p text:style-name="P14"/>
      <text:p text:style-name="P14">+-------------------------------+ <text:s text:c="178"/>MENU FOR DOUBLY LINKED LIST <text:s text:c="182"/>+-------------------------------+ <text:s text:c="810"/>1. INSERT Student Name at the FRONT of the list <text:s text:c="374"/>2. INSERT Student Name at the END of the list <text:s text:c="376"/>3. INSERT Student Name AFTER the given Student Name <text:s text:c="370"/>4. SEARCH the given Student Name in the list <text:s text:c="377"/>5. DELETE the given Student Name from the list <text:s text:c="375"/>6. DISPLAY ALL Student Names <text:s text:c="393"/>7. DISPLAY ALL Student Names in ALPHABETICAL Order <text:s text:c="371"/>8. EXIT <text:s text:c="836"/>Enter choice: 5 <text:s text:c="617"/>Enter Student Name to be deleted: <text:span text:style-name="T9">manny</text:span> <text:s text:c="592"/>Student Name NOT FOUND </text:p>
      <text:p text:style-name="P14"/>
      <text:p text:style-name="P14">+-------------------------------+ <text:s text:c="178"/>MENU FOR DOUBLY LINKED LIST <text:s text:c="182"/>+-------------------------------+ <text:s text:c="810"/>1. INSERT Student Name at the FRONT of the list <text:s text:c="374"/>2. INSERT Student Name at the END of the list <text:s text:c="376"/>3. INSERT Student Name AFTER the given Student Name <text:s text:c="370"/>4. SEARCH the given Student Name in the list <text:s text:c="377"/>5. DELETE the given Student Name from the list <text:s text:c="375"/>6. DISPLAY ALL Student Names <text:s text:c="393"/>7. DISPLAY ALL Student Names in ALPHABETICAL Order <text:s text:c="371"/>8. EXIT <text:s text:c="836"/>Enter choice: 5 <text:s text:c="617"/>Enter Student Name to be deleted: abi <text:s text:c="594"/></text:p>
      <text:p text:style-name="P14"/>
      <text:p text:style-name="P14">+-------------------------------+ <text:s text:c="178"/>MENU FOR DOUBLY LINKED LIST <text:s text:c="182"/>+-------------------------------+ <text:s text:c="810"/>1. INSERT Student Name at the FRONT of the list <text:s text:c="374"/>2. INSERT Student Name at the END of the list <text:s text:c="376"/>3. INSERT Student Name AFTER the given Student Name <text:s text:c="370"/>4. SEARCH the given Student Name in the list <text:s text:c="377"/>5. DELETE the given Student Name from the list <text:s text:c="375"/><text:soft-page-break/>6. DISPLAY ALL Student Names <text:s text:c="393"/>7. DISPLAY ALL Student Names in ALPHABETICAL Order <text:s text:c="371"/>8. EXIT <text:s text:c="836"/>Enter choice: 6 <text:s text:c="617"/>FROM FRONT: nive <text:s/>qwerty <text:s text:c="397"/>FROM REAR: qwerty <text:s/>nive </text:p>
      <text:p text:style-name="P14"/>
      <text:p text:style-name="P15">+-------------------------------+ <text:s text:c="178"/>MENU FOR DOUBLY LINKED LIST <text:s text:c="182"/>+-------------------------------+ <text:s text:c="810"/>1. INSERT Student Name at the FRONT of the list <text:s text:c="374"/>2. INSERT Student Name at the END of the list <text:s text:c="376"/>3. INSERT Student Name AFTER the given Student Name <text:s text:c="370"/>4. SEARCH the given Student Name in the list <text:s text:c="377"/>5. DELETE the given Student Name from the list <text:s text:c="375"/>6. DISPLAY ALL Student Names <text:s text:c="393"/>7. DISPLAY ALL Student Names in ALPHABETICAL Order <text:s text:c="371"/>8. EXIT <text:s text:c="836"/>Enter choice: <text:span text:style-name="T10">7</text:span> <text:s text:c="608"/>FROM FRONT: qwerty nive <text:s text:c="397"/>FROM REAR: <text:span text:style-name="T10">nive qwerty</text:span></text:p>
      <text:p text:style-name="P15"/>
      <text:p text:style-name="P16">+-------------------------------+ <text:s text:c="178"/>MENU FOR DOUBLY LINKED LIST <text:s text:c="182"/>+-------------------------------+ <text:s text:c="810"/>1. INSERT Student Name at the FRONT of the list <text:s text:c="374"/>2. INSERT Student Name at the END of the list <text:s text:c="376"/>3. INSERT Student Name AFTER the given Student Name <text:s text:c="370"/>4. SEARCH the given Student Name in the list <text:s text:c="377"/>5. DELETE the given Student Name from the list <text:s text:c="375"/>6. DISPLAY ALL Student Names <text:s text:c="393"/>7. DISPLAY ALL Student Names in ALPHABETICAL Order <text:s text:c="371"/>8. EXIT <text:s text:c="836"/>Enter choice: <text:span text:style-name="T11">8</text:span></text:p>
      <text:p text:style-name="P14"/>
      <text:p text:style-name="P14"><text:s text:c="54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4T19:26:02.510000000</dc:date>
    <meta:editing-duration>PT3H59M5S</meta:editing-duration>
    <meta:editing-cycles>137</meta:editing-cycles>
    <meta:generator>LibreOffice/6.1.3.2$Windows_X86_64 LibreOffice_project/86daf60bf00efa86ad547e59e09d6bb77c699acb</meta:generator>
    <meta:document-statistic meta:table-count="0" meta:image-count="0" meta:object-count="0" meta:page-count="13" meta:paragraph-count="348" meta:word-count="2067" meta:character-count="80829" meta:non-whitespace-character-count="11873"/>
  </office:meta>
</office:document-meta>
</file>